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3079in" svg:height="8.0626in" svg:x="7.8362in" svg:y="1.0976in">
            <draw:object draw:notify-on-update-of-ranges="Sheet1.A1:Sheet1.A1 Sheet1.A2:Sheet1.A60 Sheet1.B1:Sheet1.B1 Sheet1.B2:Sheet1.B60 Sheet1.C1:Sheet1.C1 Sheet1.C2:Sheet1.C60 Sheet1.D1:Sheet1.D1 Sheet1.D2:Sheet1.D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OS cache drop</text:p>
          </table:table-cell>
          <table:table-cell office:value-type="string" calcext:value-type="string">
            <text:p>OS cache 100pct, warmed</text:p>
          </table:table-cell>
          <table:table-cell office:value-type="string" calcext:value-type="string">
            <text:p>5pct , default config</text:p>
          </table:table-cell>
        </table:table-row>
        <table:table-row table:style-name="ro1">
          <table:table-cell office:value-type="string" calcext:value-type="string">
            <text:p>10s</text:p>
          </table:table-cell>
          <table:table-cell office:value-type="float" office:value="239.64" calcext:value-type="float">
            <text:p>239.64</text:p>
          </table:table-cell>
          <table:table-cell office:value-type="float" office:value="179.96" calcext:value-type="float">
            <text:p>179.96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20s</text:p>
          </table:table-cell>
          <table:table-cell office:value-type="float" office:value="260" calcext:value-type="float">
            <text:p>260</text:p>
          </table:table-cell>
          <table:table-cell office:value-type="float" office:value="235.6" calcext:value-type="float">
            <text:p>235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0s</text:p>
          </table:table-cell>
          <table:table-cell office:value-type="float" office:value="272.11" calcext:value-type="float">
            <text:p>272.11</text:p>
          </table:table-cell>
          <table:table-cell office:value-type="float" office:value="228.4" calcext:value-type="float">
            <text:p>228.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40s</text:p>
          </table:table-cell>
          <table:table-cell office:value-type="float" office:value="248.6" calcext:value-type="float">
            <text:p>248.6</text:p>
          </table:table-cell>
          <table:table-cell office:value-type="float" office:value="227.8" calcext:value-type="float">
            <text:p>227.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50s</text:p>
          </table:table-cell>
          <table:table-cell office:value-type="float" office:value="248.7" calcext:value-type="float">
            <text:p>248.7</text:p>
          </table:table-cell>
          <table:table-cell office:value-type="float" office:value="221.2" calcext:value-type="float">
            <text:p>221.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60s</text:p>
          </table:table-cell>
          <table:table-cell office:value-type="float" office:value="246.1" calcext:value-type="float">
            <text:p>246.1</text:p>
          </table:table-cell>
          <table:table-cell office:value-type="float" office:value="229.6" calcext:value-type="float">
            <text:p>229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0s</text:p>
          </table:table-cell>
          <table:table-cell office:value-type="float" office:value="255.7" calcext:value-type="float">
            <text:p>255.7</text:p>
          </table:table-cell>
          <table:table-cell office:value-type="float" office:value="177.2" calcext:value-type="float">
            <text:p>177.2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80s</text:p>
          </table:table-cell>
          <table:table-cell office:value-type="float" office:value="254.8" calcext:value-type="float">
            <text:p>254.8</text:p>
          </table:table-cell>
          <table:table-cell office:value-type="float" office:value="117.3" calcext:value-type="float">
            <text:p>117.3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90s</text:p>
          </table:table-cell>
          <table:table-cell office:value-type="float" office:value="253.2" calcext:value-type="float">
            <text:p>253.2</text:p>
          </table:table-cell>
          <table:table-cell office:value-type="float" office:value="88.4" calcext:value-type="float">
            <text:p>88.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00s</text:p>
          </table:table-cell>
          <table:table-cell office:value-type="float" office:value="239.5" calcext:value-type="float">
            <text:p>239.5</text:p>
          </table:table-cell>
          <table:table-cell office:value-type="float" office:value="116" calcext:value-type="float">
            <text:p>116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110s</text:p>
          </table:table-cell>
          <table:table-cell office:value-type="float" office:value="237" calcext:value-type="float">
            <text:p>237</text:p>
          </table:table-cell>
          <table:table-cell office:value-type="float" office:value="93.8" calcext:value-type="float">
            <text:p>93.8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120s</text:p>
          </table:table-cell>
          <table:table-cell office:value-type="float" office:value="232.3" calcext:value-type="float">
            <text:p>232.3</text:p>
          </table:table-cell>
          <table:table-cell office:value-type="float" office:value="105.1" calcext:value-type="float">
            <text:p>105.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130s</text:p>
          </table:table-cell>
          <table:table-cell office:value-type="float" office:value="140.9" calcext:value-type="float">
            <text:p>140.9</text:p>
          </table:table-cell>
          <table:table-cell office:value-type="float" office:value="109.3" calcext:value-type="float">
            <text:p>109.3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140s</text:p>
          </table:table-cell>
          <table:table-cell office:value-type="float" office:value="79.3" calcext:value-type="float">
            <text:p>79.3</text:p>
          </table:table-cell>
          <table:table-cell office:value-type="float" office:value="93.5" calcext:value-type="float">
            <text:p>93.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150s</text:p>
          </table:table-cell>
          <table:table-cell office:value-type="float" office:value="4.9" calcext:value-type="float">
            <text:p>4.9</text:p>
          </table:table-cell>
          <table:table-cell office:value-type="float" office:value="112.3" calcext:value-type="float">
            <text:p>112.3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160s</text:p>
          </table:table-cell>
          <table:table-cell office:value-type="float" office:value="5.9" calcext:value-type="float">
            <text:p>5.9</text:p>
          </table:table-cell>
          <table:table-cell office:value-type="float" office:value="99.1" calcext:value-type="float">
            <text:p>99.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170s</text:p>
          </table:table-cell>
          <table:table-cell office:value-type="float" office:value="6.7" calcext:value-type="float">
            <text:p>6.7</text:p>
          </table:table-cell>
          <table:table-cell office:value-type="float" office:value="94.2" calcext:value-type="float">
            <text:p>94.2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180s</text:p>
          </table:table-cell>
          <table:table-cell office:value-type="float" office:value="6.7" calcext:value-type="float">
            <text:p>6.7</text:p>
          </table:table-cell>
          <table:table-cell office:value-type="float" office:value="111.8" calcext:value-type="float">
            <text:p>111.8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190s</text:p>
          </table:table-cell>
          <table:table-cell office:value-type="float" office:value="6.6" calcext:value-type="float">
            <text:p>6.6</text:p>
          </table:table-cell>
          <table:table-cell office:value-type="float" office:value="94.1" calcext:value-type="float">
            <text:p>94.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0s</text:p>
          </table:table-cell>
          <table:table-cell office:value-type="float" office:value="7.4" calcext:value-type="float">
            <text:p>7.4</text:p>
          </table:table-cell>
          <table:table-cell office:value-type="float" office:value="103.8" calcext:value-type="float">
            <text:p>103.8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210s</text:p>
          </table:table-cell>
          <table:table-cell office:value-type="float" office:value="8.3" calcext:value-type="float">
            <text:p>8.3</text:p>
          </table:table-cell>
          <table:table-cell office:value-type="float" office:value="113.7" calcext:value-type="float">
            <text:p>113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20s</text:p>
          </table:table-cell>
          <table:table-cell office:value-type="float" office:value="10.7" calcext:value-type="float">
            <text:p>10.7</text:p>
          </table:table-cell>
          <table:table-cell office:value-type="float" office:value="95.3" calcext:value-type="float">
            <text:p>95.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230s</text:p>
          </table:table-cell>
          <table:table-cell office:value-type="float" office:value="7.3" calcext:value-type="float">
            <text:p>7.3</text:p>
          </table:table-cell>
          <table:table-cell office:value-type="float" office:value="113.8" calcext:value-type="float">
            <text:p>113.8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240s</text:p>
          </table:table-cell>
          <table:table-cell office:value-type="float" office:value="11.3" calcext:value-type="float">
            <text:p>11.3</text:p>
          </table:table-cell>
          <table:table-cell office:value-type="float" office:value="99.8" calcext:value-type="float">
            <text:p>99.8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250s</text:p>
          </table:table-cell>
          <table:table-cell office:value-type="float" office:value="11.7" calcext:value-type="float">
            <text:p>11.7</text:p>
          </table:table-cell>
          <table:table-cell office:value-type="float" office:value="94.4" calcext:value-type="float">
            <text:p>94.4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260s</text:p>
          </table:table-cell>
          <table:table-cell office:value-type="float" office:value="14.9" calcext:value-type="float">
            <text:p>14.9</text:p>
          </table:table-cell>
          <table:table-cell office:value-type="float" office:value="112.3" calcext:value-type="float">
            <text:p>112.3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270s</text:p>
          </table:table-cell>
          <table:table-cell office:value-type="float" office:value="15.6" calcext:value-type="float">
            <text:p>15.6</text:p>
          </table:table-cell>
          <table:table-cell office:value-type="float" office:value="91.6" calcext:value-type="float">
            <text:p>91.6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280s</text:p>
          </table:table-cell>
          <table:table-cell office:value-type="float" office:value="15.4" calcext:value-type="float">
            <text:p>15.4</text:p>
          </table:table-cell>
          <table:table-cell office:value-type="float" office:value="97.2" calcext:value-type="float">
            <text:p>97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90s</text:p>
          </table:table-cell>
          <table:table-cell office:value-type="float" office:value="17.3" calcext:value-type="float">
            <text:p>17.3</text:p>
          </table:table-cell>
          <table:table-cell office:value-type="float" office:value="104.7" calcext:value-type="float">
            <text:p>104.7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300s</text:p>
          </table:table-cell>
          <table:table-cell office:value-type="float" office:value="21.4" calcext:value-type="float">
            <text:p>21.4</text:p>
          </table:table-cell>
          <table:table-cell office:value-type="float" office:value="95.6" calcext:value-type="float">
            <text:p>95.6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310s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string" calcext:value-type="string">
            <text:p>320s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330s</text:p>
          </table:table-cell>
          <table:table-cell office:value-type="float" office:value="26.4" calcext:value-type="float">
            <text:p>26.4</text:p>
          </table:table-cell>
          <table:table-cell/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340s</text:p>
          </table:table-cell>
          <table:table-cell office:value-type="float" office:value="20.6" calcext:value-type="float">
            <text:p>20.6</text:p>
          </table:table-cell>
          <table:table-cell/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350s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360s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370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string" calcext:value-type="string">
            <text:p>380s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390s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string" calcext:value-type="string">
            <text:p>400s</text:p>
          </table:table-cell>
          <table:table-cell office:value-type="float" office:value="20.1" calcext:value-type="float">
            <text:p>20.1</text:p>
          </table:table-cell>
          <table:table-cell/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410s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string" calcext:value-type="string">
            <text:p>420s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430s</text:p>
          </table:table-cell>
          <table:table-cell office:value-type="float" office:value="29.3" calcext:value-type="float">
            <text:p>29.3</text:p>
          </table:table-cell>
          <table:table-cell/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string" calcext:value-type="string">
            <text:p>440s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450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string" calcext:value-type="string">
            <text:p>460s</text:p>
          </table:table-cell>
          <table:table-cell office:value-type="float" office:value="38.2" calcext:value-type="float">
            <text:p>38.2</text:p>
          </table:table-cell>
          <table:table-cell/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470s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string" calcext:value-type="string">
            <text:p>480s</text:p>
          </table:table-cell>
          <table:table-cell office:value-type="float" office:value="52.7" calcext:value-type="float">
            <text:p>52.7</text:p>
          </table:table-cell>
          <table:table-cell/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490s</text:p>
          </table:table-cell>
          <table:table-cell office:value-type="float" office:value="52.7" calcext:value-type="float">
            <text:p>52.7</text:p>
          </table:table-cell>
          <table:table-cell/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500s</text:p>
          </table:table-cell>
          <table:table-cell office:value-type="float" office:value="72.1" calcext:value-type="float">
            <text:p>72.1</text:p>
          </table:table-cell>
          <table:table-cell/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510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520s</text:p>
          </table:table-cell>
          <table:table-cell office:value-type="float" office:value="110.1" calcext:value-type="float">
            <text:p>110.1</text:p>
          </table:table-cell>
          <table:table-cell/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530s</text:p>
          </table:table-cell>
          <table:table-cell office:value-type="float" office:value="142.2" calcext:value-type="float">
            <text:p>142.2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540s</text:p>
          </table:table-cell>
          <table:table-cell office:value-type="float" office:value="197.6" calcext:value-type="float">
            <text:p>197.6</text:p>
          </table:table-cell>
          <table:table-cell/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550s</text:p>
          </table:table-cell>
          <table:table-cell office:value-type="float" office:value="234.1" calcext:value-type="float">
            <text:p>234.1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60s</text:p>
          </table:table-cell>
          <table:table-cell office:value-type="float" office:value="264.2" calcext:value-type="float">
            <text:p>264.2</text:p>
          </table:table-cell>
          <table:table-cell/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570s</text:p>
          </table:table-cell>
          <table:table-cell office:value-type="float" office:value="267.1" calcext:value-type="float">
            <text:p>267.1</text:p>
          </table:table-cell>
          <table:table-cell/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580s</text:p>
          </table:table-cell>
          <table:table-cell office:value-type="float" office:value="247.8" calcext:value-type="float">
            <text:p>247.8</text:p>
          </table:table-cell>
          <table:table-cell/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590s</text:p>
          </table:table-cell>
          <table:table-cell office:value-type="float" office:value="248.1" calcext:value-type="float">
            <text:p>248.1</text:p>
          </table:table-cell>
          <table:table-cell/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600s</text:p>
          </table:table-cell>
          <table:table-cell office:value-type="float" office:value="242.49" calcext:value-type="float">
            <text:p>242.49</text:p>
          </table:table-cell>
          <table:table-cell/>
          <table:table-cell office:value-type="float" office:value="47.8" calcext:value-type="float">
            <text:p>47.8</text:p>
          </table:table-cell>
        </table:table-row>
      </table:table>
      <table:table table:name="Sheet2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qps:</text:p>
          </table:table-cell>
          <table:table-cell office:value-type="float" office:value="399.01" calcext:value-type="float">
            <text:p>399.01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181.66/185.96/31.39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2778.39" calcext:value-type="float">
            <text:p>2778.39</text:p>
          </table:table-cell>
          <table:table-cell office:value-type="string" calcext:value-type="string">
            <text:p>err/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qps:</text:p>
          </table:table-cell>
          <table:table-cell office:value-type="float" office:value="377.41" calcext:value-type="float">
            <text:p>377.41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172.91/175.51/29.0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2632.28" calcext:value-type="float">
            <text:p>2632.28</text:p>
          </table:table-cell>
          <table:table-cell office:value-type="string" calcext:value-type="string">
            <text:p>err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qps:</text:p>
          </table:table-cell>
          <table:table-cell office:value-type="float" office:value="382.7" calcext:value-type="float">
            <text:p>382.7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174.00/181.70/27.0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2728.81" calcext:value-type="float">
            <text:p>2728.81</text:p>
          </table:table-cell>
          <table:table-cell office:value-type="string" calcext:value-type="string">
            <text:p>err/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qps: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188.80/196.60/28.6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2728.81" calcext:value-type="float">
            <text:p>2728.81</text:p>
          </table:table-cell>
          <table:table-cell office:value-type="string" calcext:value-type="string">
            <text:p>err/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qps:</text:p>
          </table:table-cell>
          <table:table-cell office:value-type="float" office:value="429.6" calcext:value-type="float">
            <text:p>429.6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193.90/206.10/29.6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2449.36" calcext:value-type="float">
            <text:p>2449.36</text:p>
          </table:table-cell>
          <table:table-cell office:value-type="string" calcext:value-type="string">
            <text:p>err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qps:</text:p>
          </table:table-cell>
          <table:table-cell office:value-type="float" office:value="469.3" calcext:value-type="float">
            <text:p>469.3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212.30/224.00/33.0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2120.76" calcext:value-type="float">
            <text:p>2120.76</text:p>
          </table:table-cell>
          <table:table-cell office:value-type="string" calcext:value-type="string">
            <text:p>err/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qps:</text:p>
          </table:table-cell>
          <table:table-cell office:value-type="float" office:value="425.3" calcext:value-type="float">
            <text:p>425.3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194.00/200.50/30.8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2449.36" calcext:value-type="float">
            <text:p>2449.36</text:p>
          </table:table-cell>
          <table:table-cell office:value-type="string" calcext:value-type="string">
            <text:p>err/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qps:</text:p>
          </table:table-cell>
          <table:table-cell office:value-type="float" office:value="465.8" calcext:value-type="float">
            <text:p>465.8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213.30/219.10/33.4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2279.14" calcext:value-type="float">
            <text:p>2279.14</text:p>
          </table:table-cell>
          <table:table-cell office:value-type="string" calcext:value-type="string">
            <text:p>err/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qps:</text:p>
          </table:table-cell>
          <table:table-cell office:value-type="float" office:value="477.9" calcext:value-type="float">
            <text:p>477.9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219.00/225.70/33.2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2082.91" calcext:value-type="float">
            <text:p>2082.91</text:p>
          </table:table-cell>
          <table:table-cell office:value-type="string" calcext:value-type="string">
            <text:p>err/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10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qps:</text:p>
          </table:table-cell>
          <table:table-cell office:value-type="float" office:value="432.1" calcext:value-type="float">
            <text:p>432.1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198.00/203.10/31.0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2449.36" calcext:value-type="float">
            <text:p>2449.36</text:p>
          </table:table-cell>
          <table:table-cell office:value-type="string" calcext:value-type="string">
            <text:p>err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11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qps:</text:p>
          </table:table-cell>
          <table:table-cell office:value-type="float" office:value="457.2" calcext:value-type="float">
            <text:p>457.2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211.00/215.40/30.8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2159.29" calcext:value-type="float">
            <text:p>2159.29</text:p>
          </table:table-cell>
          <table:table-cell office:value-type="string" calcext:value-type="string">
            <text:p>err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12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qps:</text:p>
          </table:table-cell>
          <table:table-cell office:value-type="float" office:value="496.9" calcext:value-type="float">
            <text:p>496.9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227.90/230.40/38.6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1903.57" calcext:value-type="float">
            <text:p>1903.57</text:p>
          </table:table-cell>
          <table:table-cell office:value-type="string" calcext:value-type="string">
            <text:p>err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13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qps:</text:p>
          </table:table-cell>
          <table:table-cell office:value-type="float" office:value="494.8" calcext:value-type="float">
            <text:p>494.8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223.70/235.30/35.8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2009.23" calcext:value-type="float">
            <text:p>2009.23</text:p>
          </table:table-cell>
          <table:table-cell office:value-type="string" calcext:value-type="string">
            <text:p>err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14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qps:</text:p>
          </table:table-cell>
          <table:table-cell office:value-type="float" office:value="569.7" calcext:value-type="float">
            <text:p>569.7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260.70/271.60/37.4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2120.76" calcext:value-type="float">
            <text:p>2120.76</text:p>
          </table:table-cell>
          <table:table-cell office:value-type="string" calcext:value-type="string">
            <text:p>err/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15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qps:</text:p>
          </table:table-cell>
          <table:table-cell office:value-type="float" office:value="601.8" calcext:value-type="float">
            <text:p>601.8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273.90/287.70/40.2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1739.68" calcext:value-type="float">
            <text:p>1739.68</text:p>
          </table:table-cell>
          <table:table-cell office:value-type="string" calcext:value-type="string">
            <text:p>err/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16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qps:</text:p>
          </table:table-cell>
          <table:table-cell office:value-type="float" office:value="600.3" calcext:value-type="float">
            <text:p>600.3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274.60/284.70/41.0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1708.63" calcext:value-type="float">
            <text:p>1708.63</text:p>
          </table:table-cell>
          <table:table-cell office:value-type="string" calcext:value-type="string">
            <text:p>err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17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qps: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265.00/279.20/38.8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1938.16" calcext:value-type="float">
            <text:p>1938.16</text:p>
          </table:table-cell>
          <table:table-cell office:value-type="string" calcext:value-type="string">
            <text:p>err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18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qps:</text:p>
          </table:table-cell>
          <table:table-cell office:value-type="float" office:value="672.2" calcext:value-type="float">
            <text:p>672.2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305.90/321.30/45.0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1678.14" calcext:value-type="float">
            <text:p>1678.14</text:p>
          </table:table-cell>
          <table:table-cell office:value-type="string" calcext:value-type="string">
            <text:p>err/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19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qps:</text:p>
          </table:table-cell>
          <table:table-cell office:value-type="float" office:value="695.1" calcext:value-type="float">
            <text:p>695.1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315.70/328.40/51.0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1533.66" calcext:value-type="float">
            <text:p>1533.66</text:p>
          </table:table-cell>
          <table:table-cell office:value-type="string" calcext:value-type="string">
            <text:p>err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0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qps:</text:p>
          </table:table-cell>
          <table:table-cell office:value-type="float" office:value="686.3" calcext:value-type="float">
            <text:p>686.3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315.40/319.70/51.2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1479.41" calcext:value-type="float">
            <text:p>1479.41</text:p>
          </table:table-cell>
          <table:table-cell office:value-type="string" calcext:value-type="string">
            <text:p>err/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1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qps: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369.20/385.00/52.8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1304.21" calcext:value-type="float">
            <text:p>1304.21</text:p>
          </table:table-cell>
          <table:table-cell office:value-type="string" calcext:value-type="string">
            <text:p>err/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2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qps:</text:p>
          </table:table-cell>
          <table:table-cell office:value-type="float" office:value="818.8" calcext:value-type="float">
            <text:p>818.8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371.30/393.90/53.6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1327.91" calcext:value-type="float">
            <text:p>1327.91</text:p>
          </table:table-cell>
          <table:table-cell office:value-type="string" calcext:value-type="string">
            <text:p>err/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3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ps:</text:p>
          </table:table-cell>
          <table:table-cell office:value-type="float" office:value="850.3" calcext:value-type="float">
            <text:p>850.3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385.30/403.00/62.0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1258.08" calcext:value-type="float">
            <text:p>1258.08</text:p>
          </table:table-cell>
          <table:table-cell office:value-type="string" calcext:value-type="string">
            <text:p>err/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4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qps: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436.90/456.10/65.0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1170.65" calcext:value-type="float">
            <text:p>1170.65</text:p>
          </table:table-cell>
          <table:table-cell office:value-type="string" calcext:value-type="string">
            <text:p>err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5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qps:</text:p>
          </table:table-cell>
          <table:table-cell office:value-type="float" office:value="1020.79" calcext:value-type="float">
            <text:p>1020.79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466.50/480.30/74.0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1089.3" calcext:value-type="float">
            <text:p>1089.3</text:p>
          </table:table-cell>
          <table:table-cell office:value-type="string" calcext:value-type="string">
            <text:p>err/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6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qps: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471.60/492.40/69.0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1032.01" calcext:value-type="float">
            <text:p>1032.01</text:p>
          </table:table-cell>
          <table:table-cell office:value-type="string" calcext:value-type="string">
            <text:p>err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7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qps:</text:p>
          </table:table-cell>
          <table:table-cell office:value-type="float" office:value="1109.41" calcext:value-type="float">
            <text:p>1109.41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507.00/521.40/81.0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995.51" calcext:value-type="float">
            <text:p>995.51</text:p>
          </table:table-cell>
          <table:table-cell office:value-type="string" calcext:value-type="string">
            <text:p>err/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8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43.2" calcext:value-type="float">
            <text:p>43.2</text:p>
          </table:table-cell>
          <table:table-cell office:value-type="string" calcext:value-type="string">
            <text:p>qps:</text:p>
          </table:table-cell>
          <table:table-cell office:value-type="float" office:value="1157.2" calcext:value-type="float">
            <text:p>1157.2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524.80/546.00/86.4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893.56" calcext:value-type="float">
            <text:p>893.56</text:p>
          </table:table-cell>
          <table:table-cell office:value-type="string" calcext:value-type="string">
            <text:p>err/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9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qps:</text:p>
          </table:table-cell>
          <table:table-cell office:value-type="float" office:value="1241.3" calcext:value-type="float">
            <text:p>1241.3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564.90/589.40/87.0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909.8" calcext:value-type="float">
            <text:p>909.8</text:p>
          </table:table-cell>
          <table:table-cell office:value-type="string" calcext:value-type="string">
            <text:p>err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00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hds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ps:</text:p>
          </table:table-cell>
          <table:table-cell office:value-type="float" office:value="47.8" calcext:value-type="float">
            <text:p>47.8</text:p>
          </table:table-cell>
          <table:table-cell office:value-type="string" calcext:value-type="string">
            <text:p>qps: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(r/w/o:</text:p>
          </table:table-cell>
          <table:table-cell office:value-type="string" calcext:value-type="string">
            <text:p>581.40/599.00/95.60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(ms</text:p>
          </table:table-cell>
          <table:table-cell office:value-type="string" calcext:value-type="string">
            <text:p>95%):</text:p>
          </table:table-cell>
          <table:table-cell office:value-type="float" office:value="831.46" calcext:value-type="float">
            <text:p>831.46</text:p>
          </table:table-cell>
          <table:table-cell office:value-type="string" calcext:value-type="string">
            <text:p>err/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econn/s: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1:24:46.230431530</meta:creation-date>
    <dc:date>2021-11-04T21:59:13.220409285</dc:date>
    <meta:editing-duration>PT3M16S</meta:editing-duration>
    <meta:editing-cycles>1</meta:editing-cycles>
    <meta:document-statistic meta:table-count="2" meta:cell-count="783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803cm" svg:height="20.48cm" xlink:href=".." xlink:type="simple" chart:class="chart:line" chart:style-name="ch1">
        <chart:legend chart:legend-position="end" svg:x="28.384cm" svg:y="9.443cm" style:legend-expansion="high" chart:style-name="ch2"/>
        <chart:plot-area chart:style-name="ch3" table:cell-range-address="Sheet1.A1:Sheet1.D60" chart:data-source-has-labels="both" svg:x="0.676cm" svg:y="0.409cm" svg:width="27.032cm" svg:height="19.662cm">
          <chartooo:coordinate-region svg:x="1.483cm" svg:y="0.409cm" svg:width="26.084cm" svg:height="18.409cm"/>
          <chart:axis chart:dimension="x" chart:name="primary-x" chart:style-name="ch4" chartooo:axis-type="auto">
            <chartooo:date-scale/>
            <chart:categories table:cell-range-address="Sheet1.A2:Sheet1.A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0" chart:label-cell-address="Sheet1.B1:Sheet1.B1" chart:class="chart:line">
            <chart:data-point chart:repeated="59"/>
          </chart:series>
          <chart:series chart:style-name="ch7" chart:values-cell-range-address="Sheet1.C2:Sheet1.C60" chart:label-cell-address="Sheet1.C1:Sheet1.C1" chart:class="chart:line">
            <chart:data-point chart:repeated="59"/>
          </chart:series>
          <chart:series chart:style-name="ch8" chart:values-cell-range-address="Sheet1.D2:Sheet1.D60" chart:label-cell-address="Sheet1.D1:Sheet1.D1" chart:class="chart:line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 cache drop</text:p>
                <draw:g>
                  <svg:desc>Sheet1.B1:Sheet1.B1</svg:desc>
                </draw:g>
              </table:table-cell>
              <table:table-cell office:value-type="string">
                <text:p>OS cache 100pct, warmed</text:p>
                <draw:g>
                  <svg:desc>Sheet1.C1:Sheet1.C1</svg:desc>
                </draw:g>
              </table:table-cell>
              <table:table-cell office:value-type="string">
                <text:p>5pct , default config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s</text:p>
                <draw:g>
                  <svg:desc>Sheet1.A2:Sheet1.A60</svg:desc>
                </draw:g>
              </table:table-cell>
              <table:table-cell office:value-type="float" office:value="239.64">
                <text:p>239.64</text:p>
                <draw:g>
                  <svg:desc>Sheet1.B2:Sheet1.B60</svg:desc>
                </draw:g>
              </table:table-cell>
              <table:table-cell office:value-type="float" office:value="179.96">
                <text:p>179.96</text:p>
                <draw:g>
                  <svg:desc>Sheet1.C2:Sheet1.C60</svg:desc>
                </draw:g>
              </table:table-cell>
              <table:table-cell office:value-type="float" office:value="4.4">
                <text:p>4.4</text:p>
                <draw:g>
                  <svg:desc>Sheet1.D2:Sheet1.D60</svg:desc>
                </draw:g>
              </table:table-cell>
            </table:table-row>
            <table:table-row>
              <table:table-cell office:value-type="string">
                <text:p>20s</text:p>
              </table:table-cell>
              <table:table-cell office:value-type="float" office:value="260">
                <text:p>260</text:p>
              </table:table-cell>
              <table:table-cell office:value-type="float" office:value="235.6">
                <text:p>235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s</text:p>
              </table:table-cell>
              <table:table-cell office:value-type="float" office:value="272.11">
                <text:p>272.11</text:p>
              </table:table-cell>
              <table:table-cell office:value-type="float" office:value="228.4">
                <text:p>228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0s</text:p>
              </table:table-cell>
              <table:table-cell office:value-type="float" office:value="248.6">
                <text:p>248.6</text:p>
              </table:table-cell>
              <table:table-cell office:value-type="float" office:value="227.8">
                <text:p>227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0s</text:p>
              </table:table-cell>
              <table:table-cell office:value-type="float" office:value="248.7">
                <text:p>248.7</text:p>
              </table:table-cell>
              <table:table-cell office:value-type="float" office:value="221.2">
                <text:p>221.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0s</text:p>
              </table:table-cell>
              <table:table-cell office:value-type="float" office:value="246.1">
                <text:p>246.1</text:p>
              </table:table-cell>
              <table:table-cell office:value-type="float" office:value="229.6">
                <text:p>229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s</text:p>
              </table:table-cell>
              <table:table-cell office:value-type="float" office:value="255.7">
                <text:p>255.7</text:p>
              </table:table-cell>
              <table:table-cell office:value-type="float" office:value="177.2">
                <text:p>177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80s</text:p>
              </table:table-cell>
              <table:table-cell office:value-type="float" office:value="254.8">
                <text:p>254.8</text:p>
              </table:table-cell>
              <table:table-cell office:value-type="float" office:value="117.3">
                <text:p>117.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90s</text:p>
              </table:table-cell>
              <table:table-cell office:value-type="float" office:value="253.2">
                <text:p>253.2</text:p>
              </table:table-cell>
              <table:table-cell office:value-type="float" office:value="88.4">
                <text:p>88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0s</text:p>
              </table:table-cell>
              <table:table-cell office:value-type="float" office:value="239.5">
                <text:p>239.5</text:p>
              </table:table-cell>
              <table:table-cell office:value-type="float" office:value="116">
                <text:p>11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10s</text:p>
              </table:table-cell>
              <table:table-cell office:value-type="float" office:value="237">
                <text:p>237</text:p>
              </table:table-cell>
              <table:table-cell office:value-type="float" office:value="93.8">
                <text:p>93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20s</text:p>
              </table:table-cell>
              <table:table-cell office:value-type="float" office:value="232.3">
                <text:p>232.3</text:p>
              </table:table-cell>
              <table:table-cell office:value-type="float" office:value="105.1">
                <text:p>105.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30s</text:p>
              </table:table-cell>
              <table:table-cell office:value-type="float" office:value="140.9">
                <text:p>140.9</text:p>
              </table:table-cell>
              <table:table-cell office:value-type="float" office:value="109.3">
                <text:p>109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40s</text:p>
              </table:table-cell>
              <table:table-cell office:value-type="float" office:value="79.3">
                <text:p>79.3</text:p>
              </table:table-cell>
              <table:table-cell office:value-type="float" office:value="93.5">
                <text:p>93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50s</text:p>
              </table:table-cell>
              <table:table-cell office:value-type="float" office:value="4.9">
                <text:p>4.9</text:p>
              </table:table-cell>
              <table:table-cell office:value-type="float" office:value="112.3">
                <text:p>112.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60s</text:p>
              </table:table-cell>
              <table:table-cell office:value-type="float" office:value="5.9">
                <text:p>5.9</text:p>
              </table:table-cell>
              <table:table-cell office:value-type="float" office:value="99.1">
                <text:p>99.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70s</text:p>
              </table:table-cell>
              <table:table-cell office:value-type="float" office:value="6.7">
                <text:p>6.7</text:p>
              </table:table-cell>
              <table:table-cell office:value-type="float" office:value="94.2">
                <text:p>94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80s</text:p>
              </table:table-cell>
              <table:table-cell office:value-type="float" office:value="6.7">
                <text:p>6.7</text:p>
              </table:table-cell>
              <table:table-cell office:value-type="float" office:value="111.8">
                <text:p>111.8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90s</text:p>
              </table:table-cell>
              <table:table-cell office:value-type="float" office:value="6.6">
                <text:p>6.6</text:p>
              </table:table-cell>
              <table:table-cell office:value-type="float" office:value="94.1">
                <text:p>94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s</text:p>
              </table:table-cell>
              <table:table-cell office:value-type="float" office:value="7.4">
                <text:p>7.4</text:p>
              </table:table-cell>
              <table:table-cell office:value-type="float" office:value="103.8">
                <text:p>103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10s</text:p>
              </table:table-cell>
              <table:table-cell office:value-type="float" office:value="8.3">
                <text:p>8.3</text:p>
              </table:table-cell>
              <table:table-cell office:value-type="float" office:value="113.7">
                <text:p>113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s</text:p>
              </table:table-cell>
              <table:table-cell office:value-type="float" office:value="10.7">
                <text:p>10.7</text:p>
              </table:table-cell>
              <table:table-cell office:value-type="float" office:value="95.3">
                <text:p>95.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30s</text:p>
              </table:table-cell>
              <table:table-cell office:value-type="float" office:value="7.3">
                <text:p>7.3</text:p>
              </table:table-cell>
              <table:table-cell office:value-type="float" office:value="113.8">
                <text:p>113.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40s</text:p>
              </table:table-cell>
              <table:table-cell office:value-type="float" office:value="11.3">
                <text:p>11.3</text:p>
              </table:table-cell>
              <table:table-cell office:value-type="float" office:value="99.8">
                <text:p>99.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50s</text:p>
              </table:table-cell>
              <table:table-cell office:value-type="float" office:value="11.7">
                <text:p>11.7</text:p>
              </table:table-cell>
              <table:table-cell office:value-type="float" office:value="94.4">
                <text:p>94.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60s</text:p>
              </table:table-cell>
              <table:table-cell office:value-type="float" office:value="14.9">
                <text:p>14.9</text:p>
              </table:table-cell>
              <table:table-cell office:value-type="float" office:value="112.3">
                <text:p>112.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70s</text:p>
              </table:table-cell>
              <table:table-cell office:value-type="float" office:value="15.6">
                <text:p>15.6</text:p>
              </table:table-cell>
              <table:table-cell office:value-type="float" office:value="91.6">
                <text:p>91.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80s</text:p>
              </table:table-cell>
              <table:table-cell office:value-type="float" office:value="15.4">
                <text:p>15.4</text:p>
              </table:table-cell>
              <table:table-cell office:value-type="float" office:value="97.2">
                <text:p>97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0s</text:p>
              </table:table-cell>
              <table:table-cell office:value-type="float" office:value="17.3">
                <text:p>17.3</text:p>
              </table:table-cell>
              <table:table-cell office:value-type="float" office:value="104.7">
                <text:p>104.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00s</text:p>
              </table:table-cell>
              <table:table-cell office:value-type="float" office:value="21.4">
                <text:p>21.4</text:p>
              </table:table-cell>
              <table:table-cell office:value-type="float" office:value="95.6">
                <text:p>95.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310s</text:p>
              </table:table-cell>
              <table:table-cell office:value-type="float" office:value="23.1">
                <text:p>23.1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320s</text:p>
              </table:table-cell>
              <table:table-cell office:value-type="float" office:value="24.6">
                <text:p>24.6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30s</text:p>
              </table:table-cell>
              <table:table-cell office:value-type="float" office:value="26.4">
                <text:p>26.4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40s</text:p>
              </table:table-cell>
              <table:table-cell office:value-type="float" office:value="20.6">
                <text:p>20.6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50s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360s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370s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380s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390s</text:p>
              </table:table-cell>
              <table:table-cell office:value-type="float" office:value="18.3">
                <text:p>18.3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400s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10s</text:p>
              </table:table-cell>
              <table:table-cell office:value-type="float" office:value="23.7">
                <text:p>23.7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420s</text:p>
              </table:table-cell>
              <table:table-cell office:value-type="float" office:value="25.3">
                <text:p>25.3</text:p>
              </table:table-cell>
              <table:table-cell office:value-type="float" office:value="NaN">
                <text:p>NaN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430s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440s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450s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460s</text:p>
              </table:table-cell>
              <table:table-cell office:value-type="float" office:value="38.2">
                <text:p>38.2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470s</text:p>
              </table:table-cell>
              <table:table-cell office:value-type="float" office:value="42.1">
                <text:p>42.1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80s</text:p>
              </table:table-cell>
              <table:table-cell office:value-type="float" office:value="52.7">
                <text:p>52.7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490s</text:p>
              </table:table-cell>
              <table:table-cell office:value-type="float" office:value="52.7">
                <text:p>52.7</text:p>
              </table:table-cell>
              <table:table-cell office:value-type="float" office:value="NaN">
                <text:p>NaN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500s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510s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520s</text:p>
              </table:table-cell>
              <table:table-cell office:value-type="float" office:value="110.1">
                <text:p>110.1</text:p>
              </table:table-cell>
              <table:table-cell office:value-type="float" office:value="NaN">
                <text:p>NaN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530s</text:p>
              </table:table-cell>
              <table:table-cell office:value-type="float" office:value="142.2">
                <text:p>142.2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0s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550s</text:p>
              </table:table-cell>
              <table:table-cell office:value-type="float" office:value="234.1">
                <text:p>234.1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0s</text:p>
              </table:table-cell>
              <table:table-cell office:value-type="float" office:value="264.2">
                <text:p>264.2</text:p>
              </table:table-cell>
              <table:table-cell office:value-type="float" office:value="NaN">
                <text:p>NaN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570s</text:p>
              </table:table-cell>
              <table:table-cell office:value-type="float" office:value="267.1">
                <text:p>267.1</text:p>
              </table:table-cell>
              <table:table-cell office:value-type="float" office:value="NaN">
                <text:p>NaN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580s</text:p>
              </table:table-cell>
              <table:table-cell office:value-type="float" office:value="247.8">
                <text:p>247.8</text:p>
              </table:table-cell>
              <table:table-cell office:value-type="float" office:value="NaN">
                <text:p>NaN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590s</text:p>
              </table:table-cell>
              <table:table-cell office:value-type="float" office:value="248.1">
                <text:p>248.1</text:p>
              </table:table-cell>
              <table:table-cell office:value-type="float" office:value="NaN">
                <text:p>NaN</text:p>
              </table:table-cell>
              <table:table-cell office:value-type="float" office:value="43.5">
                <text:p>4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